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 would seem there are a lot of reports</text:p>
      <text:p text:style-name="P1"/>
      <text:p text:style-name="P1"><text:a xlink:type="simple" xlink:href="https://www.iicsa.org.uk/reports-recommendations/publications.html" text:style-name="Internet_20_link" text:visited-style-name="Visited_20_Internet_20_Link">https://www.iicsa.org.uk/reports-recommendations/publications.html</text:a></text:p>
      <text:p text:style-name="P1"/>
      <text:p text:style-name="P1"/>
      <text:p text:style-name="P1"><text:a xlink:type="simple" xlink:href="https://www.churchofengland.org/sites/default/files/2024-11/independent-learning-lessons-review-john-smyth-qc-november-2024.pdf" text:style-name="Internet_20_link" text:visited-style-name="Visited_20_Internet_20_Link">https://www.churchofengland.org/sites/default/files/2024-11/independent-learning-lessons-review-john-smyth-qc-november-2024.pdf</text:a></text:p>
      <text:p text:style-name="P1"/>
      <text:p text:style-name="P1"><text:a xlink:type="simple" xlink:href="https://www.bbc.co.uk/news/uk-england-sussex-46988272" text:style-name="Internet_20_link" text:visited-style-name="Visited_20_Internet_20_Link">https://www.bbc.co.uk/news/uk-england-sussex-46988272</text:a></text:p>
      <text:p text:style-name="P1"/>
      <text:p text:style-name="P1"/>
      <text:p text:style-name="P1">The first report came out either in 2020 or 2022 I am not sure. But apparently one of the findings was that institutions(including the Church) were putting reputation above the care of children.)</text:p>
      <text:p text:style-name="P1"/>
      <text:p text:style-name="P1">The third link is about Bishop George Bel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22T14:23:17.63</meta:creation-date>
    <dc:date>2024-11-22T19:16:28.33</dc:date>
    <meta:editing-duration>PT4H36M5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6" meta:word-count="53" meta:character-count="523"/>
  </office:meta>
</office:document-meta>
</file>